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3.04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3.9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ge 1" table:style-name="ta1" table:print="false">
        <table:shapes>
          <draw:frame draw:z-index="0" draw:style-name="gr1" draw:text-style-name="P1" svg:width="16.003cm" svg:height="6.906cm" svg:x="15.722cm" svg:y="2.524cm">
            <draw:object draw:notify-on-update-of-ranges="'Stage 1'.D4:'Stage 1'.D19 'Stage 1'.F4:'Stage 1'.F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7.127cm" svg:x="15.798cm" svg:y="30.789cm">
            <draw:object draw:notify-on-update-of-ranges="'Stage 1'.D61:'Stage 1'.D76 'Stage 1'.F61:'Stage 1'.F76 'Stage 1'.D61:'Stage 1'.D76 'Stage 1'.F79:'Stage 1'.F9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2cm" svg:height="6.981cm" svg:x="16.271cm" svg:y="48.556cm">
            <draw:object draw:notify-on-update-of-ranges="'Stage 1'.D97:'Stage 1'.D112 'Stage 1'.F97:'Stage 1'.F112 'Stage 1'.D97:'Stage 1'.D112 'Stage 1'.F115:'Stage 1'.F1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7.26cm" svg:x="15.938cm" svg:y="11.312cm">
            <draw:object draw:notify-on-update-of-ranges="'Stage 1'.D22:'Stage 1'.D37 'Stage 1'.F22:'Stage 1'.F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5.771cm" svg:y="19.652cm">
            <draw:object draw:notify-on-update-of-ranges="'Stage 1'.D40:'Stage 1'.D55 'Stage 1'.F40:'Stage 1'.F5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2cm" svg:height="6.901cm" svg:x="15.769cm" svg:y="67.228cm">
            <draw:object draw:notify-on-update-of-ranges="'Stage 1'.D134:'Stage 1'.D149 'Stage 1'.F134:'Stage 1'.F149 'Stage 1'.D134:'Stage 1'.D149 'Stage 1'.F152:'Stage 1'.F16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experiment file</text:p>
          </table:table-cell>
          <table:table-cell table:style-name="ce2" office:value-type="string" calcext:value-type="string">
            <text:p>CPU brand name</text:p>
          </table:table-cell>
          <table:table-cell table:style-name="ce1" office:value-type="string" calcext:value-type="string">
            <text:p>µarch</text:p>
          </table:table-cell>
          <table:table-cell table:style-name="ce4" office:value-type="string" calcext:value-type="string" table:number-columns-spanned="3" table:number-rows-spanned="1">
            <text:p>Experiment</text:p>
          </table:table-cell>
          <table:covered-table-cell table:number-columns-repeated="2" table:style-name="ce1"/>
          <table:table-cell table:style-name="ce1" table:number-columns-repeated="1018"/>
        </table:table-row>
        <table:table-row table:style-name="ro2"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1018"/>
        </table:table-row>
        <table:table-row table:style-name="ro3">
          <table:table-cell office:value-type="string" calcext:value-type="string">
            <text:p>exp-1412343794</text:p>
          </table:table-cell>
          <table:table-cell office:value-type="string" calcext:value-type="string">
            <text:p>Intel(R) Core(TM) i5-2400S CPU @ 2.5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table:formula="of:=[.E4]/[.D4]" office:value-type="float" office:value="627" calcext:value-type="float">
            <text:p>6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E5]/[.D5]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370" calcext:value-type="float">
            <text:p>2370</text:p>
          </table:table-cell>
          <table:table-cell table:formula="of:=[.E6]/[.D6]" office:value-type="float" office:value="592.5" calcext:value-type="float">
            <text:p>59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688" calcext:value-type="float">
            <text:p>4688</text:p>
          </table:table-cell>
          <table:table-cell table:formula="of:=[.E7]/[.D7]" office:value-type="float" office:value="586" calcext:value-type="float">
            <text:p>5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309" calcext:value-type="float">
            <text:p>9309</text:p>
          </table:table-cell>
          <table:table-cell table:formula="of:=[.E8]/[.D8]" office:value-type="float" office:value="581.8125" calcext:value-type="float">
            <text:p>581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8582" calcext:value-type="float">
            <text:p>18582</text:p>
          </table:table-cell>
          <table:table-cell table:formula="of:=[.E9]/[.D9]" office:value-type="float" office:value="580.6875" calcext:value-type="float">
            <text:p>580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7134" calcext:value-type="float">
            <text:p>37134</text:p>
          </table:table-cell>
          <table:table-cell table:formula="of:=[.E10]/[.D10]" office:value-type="float" office:value="580.21875" calcext:value-type="float">
            <text:p>580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74212" calcext:value-type="float">
            <text:p>74212</text:p>
          </table:table-cell>
          <table:table-cell table:formula="of:=[.E11]/[.D11]" office:value-type="float" office:value="579.78125" calcext:value-type="float">
            <text:p>579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48391" calcext:value-type="float">
            <text:p>148391</text:p>
          </table:table-cell>
          <table:table-cell table:formula="of:=[.E12]/[.D12]" office:value-type="float" office:value="579.6523437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96781" calcext:value-type="float">
            <text:p>296781</text:p>
          </table:table-cell>
          <table:table-cell table:formula="of:=[.E13]/[.D13]" office:value-type="float" office:value="579.65039062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593449" calcext:value-type="float">
            <text:p>593449</text:p>
          </table:table-cell>
          <table:table-cell table:formula="of:=[.E14]/[.D14]" office:value-type="float" office:value="579.5400390625" calcext:value-type="float">
            <text:p>579,5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186873" calcext:value-type="float">
            <text:p>1186873</text:p>
          </table:table-cell>
          <table:table-cell table:formula="of:=[.E15]/[.D15]" office:value-type="float" office:value="579.52783203125" calcext:value-type="float">
            <text:p>579,5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74103" calcext:value-type="float">
            <text:p>2374103</text:p>
          </table:table-cell>
          <table:table-cell table:formula="of:=[.E16]/[.D16]" office:value-type="float" office:value="579.614990234375" calcext:value-type="float">
            <text:p>579,6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168982" calcext:value-type="float">
            <text:p>5168982</text:p>
          </table:table-cell>
          <table:table-cell table:formula="of:=[.E17]/[.D17]" office:value-type="float" office:value="630.979248046875" calcext:value-type="float">
            <text:p>630,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1429015" calcext:value-type="float">
            <text:p>11429015</text:p>
          </table:table-cell>
          <table:table-cell table:formula="of:=[.E18]/[.D18]" office:value-type="float" office:value="697.571716308594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2857997" calcext:value-type="float">
            <text:p>22857997</text:p>
          </table:table-cell>
          <table:table-cell table:formula="of:=[.E19]/[.D19]" office:value-type="float" office:value="697.570709228516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015140</text:p>
          </table:table-cell>
          <table:table-cell office:value-type="string" calcext:value-type="string">
            <text:p>Intel(R) Core(TM) i7-2600 CPU @ 3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table:formula="of:=[.E22]/[.D22]" office:value-type="float" office:value="719" calcext:value-type="float">
            <text:p>71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04" calcext:value-type="float">
            <text:p>1404</text:p>
          </table:table-cell>
          <table:table-cell table:formula="of:=[.E23]/[.D23]" office:value-type="float" office:value="702" calcext:value-type="float">
            <text:p>7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800" calcext:value-type="float">
            <text:p>2800</text:p>
          </table:table-cell>
          <table:table-cell table:formula="of:=[.E24]/[.D24]" office:value-type="float" office:value="700" calcext:value-type="float">
            <text:p>7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532" calcext:value-type="float">
            <text:p>5532</text:p>
          </table:table-cell>
          <table:table-cell table:formula="of:=[.E25]/[.D25]" office:value-type="float" office:value="691.5" calcext:value-type="float">
            <text:p>69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004" calcext:value-type="float">
            <text:p>11004</text:p>
          </table:table-cell>
          <table:table-cell table:formula="of:=[.E26]/[.D26]" office:value-type="float" office:value="687.75" calcext:value-type="float">
            <text:p>687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944" calcext:value-type="float">
            <text:p>21944</text:p>
          </table:table-cell>
          <table:table-cell table:formula="of:=[.E27]/[.D27]" office:value-type="float" office:value="685.75" calcext:value-type="float">
            <text:p>68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863" calcext:value-type="float">
            <text:p>43863</text:p>
          </table:table-cell>
          <table:table-cell table:formula="of:=[.E28]/[.D28]" office:value-type="float" office:value="685.359375" calcext:value-type="float">
            <text:p>685,3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667" calcext:value-type="float">
            <text:p>87667</text:p>
          </table:table-cell>
          <table:table-cell table:formula="of:=[.E29]/[.D29]" office:value-type="float" office:value="684.8984375" calcext:value-type="float">
            <text:p>68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5268" calcext:value-type="float">
            <text:p>175268</text:p>
          </table:table-cell>
          <table:table-cell table:formula="of:=[.E30]/[.D30]" office:value-type="float" office:value="684.640625" calcext:value-type="float">
            <text:p>684,6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50466" calcext:value-type="float">
            <text:p>350466</text:p>
          </table:table-cell>
          <table:table-cell table:formula="of:=[.E31]/[.D31]" office:value-type="float" office:value="684.50390625" calcext:value-type="float">
            <text:p>684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00894" calcext:value-type="float">
            <text:p>700894</text:p>
          </table:table-cell>
          <table:table-cell table:formula="of:=[.E32]/[.D32]" office:value-type="float" office:value="684.466796875" calcext:value-type="float">
            <text:p>684,4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566522" calcext:value-type="float">
            <text:p>1566522</text:p>
          </table:table-cell>
          <table:table-cell table:formula="of:=[.E33]/[.D33]" office:value-type="float" office:value="764.9033203125" calcext:value-type="float">
            <text:p>76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74598" calcext:value-type="float">
            <text:p>3374598</text:p>
          </table:table-cell>
          <table:table-cell table:formula="of:=[.E34]/[.D34]" office:value-type="float" office:value="823.87646484375" calcext:value-type="float">
            <text:p>823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49142" calcext:value-type="float">
            <text:p>6749142</text:p>
          </table:table-cell>
          <table:table-cell table:formula="of:=[.E35]/[.D35]" office:value-type="float" office:value="823.86987304687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98260" calcext:value-type="float">
            <text:p>13498260</text:p>
          </table:table-cell>
          <table:table-cell table:formula="of:=[.E36]/[.D36]" office:value-type="float" office:value="823.86840820312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96479" calcext:value-type="float">
            <text:p>26996479</text:p>
          </table:table-cell>
          <table:table-cell table:formula="of:=[.E37]/[.D37]" office:value-type="float" office:value="823.867156982422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024486</text:p>
          </table:table-cell>
          <table:table-cell office:value-type="string" calcext:value-type="string">
            <text:p>Intel(R) Core(TM) i3-2367M CPU @ 1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table:formula="of:=[.E40]/[.D40]" office:value-type="float" office:value="832" calcext:value-type="float">
            <text:p>8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76" calcext:value-type="float">
            <text:p>1576</text:p>
          </table:table-cell>
          <table:table-cell table:formula="of:=[.E41]/[.D41]" office:value-type="float" office:value="788" calcext:value-type="float">
            <text:p>7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12" calcext:value-type="float">
            <text:p>3112</text:p>
          </table:table-cell>
          <table:table-cell table:formula="of:=[.E42]/[.D42]" office:value-type="float" office:value="778" calcext:value-type="float">
            <text:p>7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72" calcext:value-type="float">
            <text:p>6172</text:p>
          </table:table-cell>
          <table:table-cell table:formula="of:=[.E43]/[.D43]" office:value-type="float" office:value="771.5" calcext:value-type="float">
            <text:p>77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292" calcext:value-type="float">
            <text:p>12292</text:p>
          </table:table-cell>
          <table:table-cell table:formula="of:=[.E44]/[.D44]" office:value-type="float" office:value="768.25" calcext:value-type="float">
            <text:p>768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4536" calcext:value-type="float">
            <text:p>24536</text:p>
          </table:table-cell>
          <table:table-cell table:formula="of:=[.E45]/[.D45]" office:value-type="float" office:value="766.75" calcext:value-type="float">
            <text:p>766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9008" calcext:value-type="float">
            <text:p>49008</text:p>
          </table:table-cell>
          <table:table-cell table:formula="of:=[.E46]/[.D46]" office:value-type="float" office:value="765.75" calcext:value-type="float">
            <text:p>76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7984" calcext:value-type="float">
            <text:p>97984</text:p>
          </table:table-cell>
          <table:table-cell table:formula="of:=[.E47]/[.D47]" office:value-type="float" office:value="765.5" calcext:value-type="float">
            <text:p>76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95916" calcext:value-type="float">
            <text:p>195916</text:p>
          </table:table-cell>
          <table:table-cell table:formula="of:=[.E48]/[.D48]" office:value-type="float" office:value="765.296875" calcext:value-type="float">
            <text:p>765,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29564" calcext:value-type="float">
            <text:p>429564</text:p>
          </table:table-cell>
          <table:table-cell table:formula="of:=[.E49]/[.D49]" office:value-type="float" office:value="838.9921875" calcext:value-type="float">
            <text:p>838,9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42948" calcext:value-type="float">
            <text:p>942948</text:p>
          </table:table-cell>
          <table:table-cell table:formula="of:=[.E50]/[.D50]" office:value-type="float" office:value="920.84765625" calcext:value-type="float">
            <text:p>92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885816" calcext:value-type="float">
            <text:p>1885816</text:p>
          </table:table-cell>
          <table:table-cell table:formula="of:=[.E51]/[.D51]" office:value-type="float" office:value="920.80859375" calcext:value-type="float">
            <text:p>92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771600" calcext:value-type="float">
            <text:p>3771600</text:p>
          </table:table-cell>
          <table:table-cell table:formula="of:=[.E52]/[.D52]" office:value-type="float" office:value="920.8007812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7543164" calcext:value-type="float">
            <text:p>7543164</text:p>
          </table:table-cell>
          <table:table-cell table:formula="of:=[.E53]/[.D53]" office:value-type="float" office:value="920.7963867187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5086288" calcext:value-type="float">
            <text:p>15086288</text:p>
          </table:table-cell>
          <table:table-cell table:formula="of:=[.E54]/[.D54]" office:value-type="float" office:value="920.7939453125" calcext:value-type="float">
            <text:p>920,7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30172536" calcext:value-type="float">
            <text:p>30172536</text:p>
          </table:table-cell>
          <table:table-cell table:formula="of:=[.E55]/[.D55]" office:value-type="float" office:value="920.792724609375" calcext:value-type="float">
            <text:p>920,79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exp-1412142872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table:formula="of:=[.E61]/[.D61]" office:value-type="float" office:value="714" calcext:value-type="float">
            <text:p>7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79" calcext:value-type="float">
            <text:p>1379</text:p>
          </table:table-cell>
          <table:table-cell table:formula="of:=[.E62]/[.D62]" office:value-type="float" office:value="689.5" calcext:value-type="float">
            <text:p>68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92" calcext:value-type="float">
            <text:p>2792</text:p>
          </table:table-cell>
          <table:table-cell table:formula="of:=[.E63]/[.D63]" office:value-type="float" office:value="698" calcext:value-type="float">
            <text:p>6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64]/[.D64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937" calcext:value-type="float">
            <text:p>10937</text:p>
          </table:table-cell>
          <table:table-cell table:formula="of:=[.E65]/[.D65]" office:value-type="float" office:value="683.5625" calcext:value-type="float">
            <text:p>683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2" calcext:value-type="float">
            <text:p>21812</text:p>
          </table:table-cell>
          <table:table-cell table:formula="of:=[.E66]/[.D66]" office:value-type="float" office:value="681.625" calcext:value-type="float">
            <text:p>681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566" calcext:value-type="float">
            <text:p>43566</text:p>
          </table:table-cell>
          <table:table-cell table:formula="of:=[.E67]/[.D67]" office:value-type="float" office:value="680.71875" calcext:value-type="float">
            <text:p>68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090" calcext:value-type="float">
            <text:p>87090</text:p>
          </table:table-cell>
          <table:table-cell table:formula="of:=[.E68]/[.D68]" office:value-type="float" office:value="680.390625" calcext:value-type="float">
            <text:p>680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3289" calcext:value-type="float">
            <text:p>173289</text:p>
          </table:table-cell>
          <table:table-cell table:formula="of:=[.E69]/[.D69]" office:value-type="float" office:value="676.91015625" calcext:value-type="float">
            <text:p>676,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50" calcext:value-type="float">
            <text:p>346350</text:p>
          </table:table-cell>
          <table:table-cell table:formula="of:=[.E70]/[.D70]" office:value-type="float" office:value="676.46484375" calcext:value-type="float">
            <text:p>676,4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2652" calcext:value-type="float">
            <text:p>692652</text:p>
          </table:table-cell>
          <table:table-cell table:formula="of:=[.E71]/[.D71]" office:value-type="float" office:value="676.41796875" calcext:value-type="float">
            <text:p>676,4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608253" calcext:value-type="float">
            <text:p>1608253</text:p>
          </table:table-cell>
          <table:table-cell table:formula="of:=[.E72]/[.D72]" office:value-type="float" office:value="785.27978515625" calcext:value-type="float">
            <text:p>785,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68539" calcext:value-type="float">
            <text:p>3368539</text:p>
          </table:table-cell>
          <table:table-cell table:formula="of:=[.E73]/[.D73]" office:value-type="float" office:value="822.397216796875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7029" calcext:value-type="float">
            <text:p>6737029</text:p>
          </table:table-cell>
          <table:table-cell table:formula="of:=[.E74]/[.D74]" office:value-type="float" office:value="822.391235351562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3991" calcext:value-type="float">
            <text:p>13473991</text:p>
          </table:table-cell>
          <table:table-cell table:formula="of:=[.E75]/[.D75]" office:value-type="float" office:value="822.387145996094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7952" calcext:value-type="float">
            <text:p>26947952</text:p>
          </table:table-cell>
          <table:table-cell table:formula="of:=[.E76]/[.D76]" office:value-type="float" office:value="822.38623046875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42448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table:formula="of:=[.E79]/[.D79]" office:value-type="float" office:value="732" calcext:value-type="float">
            <text:p>7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94" calcext:value-type="float">
            <text:p>1394</text:p>
          </table:table-cell>
          <table:table-cell table:formula="of:=[.E80]/[.D80]" office:value-type="float" office:value="697" calcext:value-type="float">
            <text:p>6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61" calcext:value-type="float">
            <text:p>2761</text:p>
          </table:table-cell>
          <table:table-cell table:formula="of:=[.E81]/[.D81]" office:value-type="float" office:value="690.25" calcext:value-type="float">
            <text:p>690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82]/[.D82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873" calcext:value-type="float">
            <text:p>10873</text:p>
          </table:table-cell>
          <table:table-cell table:formula="of:=[.E83]/[.D83]" office:value-type="float" office:value="679.5625" calcext:value-type="float">
            <text:p>679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5" calcext:value-type="float">
            <text:p>21815</text:p>
          </table:table-cell>
          <table:table-cell table:formula="of:=[.E84]/[.D84]" office:value-type="float" office:value="681.71875" calcext:value-type="float">
            <text:p>681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349" calcext:value-type="float">
            <text:p>43349</text:p>
          </table:table-cell>
          <table:table-cell table:formula="of:=[.E85]/[.D85]" office:value-type="float" office:value="677.328125" calcext:value-type="float">
            <text:p>677,3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154" calcext:value-type="float">
            <text:p>87154</text:p>
          </table:table-cell>
          <table:table-cell table:formula="of:=[.E86]/[.D86]" office:value-type="float" office:value="680.890625" calcext:value-type="float">
            <text:p>680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4117" calcext:value-type="float">
            <text:p>174117</text:p>
          </table:table-cell>
          <table:table-cell table:formula="of:=[.E87]/[.D87]" office:value-type="float" office:value="680.14453125" calcext:value-type="float">
            <text:p>680,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80" calcext:value-type="float">
            <text:p>346380</text:p>
          </table:table-cell>
          <table:table-cell table:formula="of:=[.E88]/[.D88]" office:value-type="float" office:value="676.5234375" calcext:value-type="float">
            <text:p>676,5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6036" calcext:value-type="float">
            <text:p>696036</text:p>
          </table:table-cell>
          <table:table-cell table:formula="of:=[.E89]/[.D89]" office:value-type="float" office:value="679.72265625" calcext:value-type="float">
            <text:p>679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87530" calcext:value-type="float">
            <text:p>1387530</text:p>
          </table:table-cell>
          <table:table-cell table:formula="of:=[.E90]/[.D90]" office:value-type="float" office:value="677.5048828125" calcext:value-type="float">
            <text:p>677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144350" calcext:value-type="float">
            <text:p>3144350</text:p>
          </table:table-cell>
          <table:table-cell table:formula="of:=[.E91]/[.D91]" office:value-type="float" office:value="767.66357421875" calcext:value-type="float">
            <text:p>767,6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6176" calcext:value-type="float">
            <text:p>6736176</text:p>
          </table:table-cell>
          <table:table-cell table:formula="of:=[.E92]/[.D92]" office:value-type="float" office:value="822.287109375" calcext:value-type="float">
            <text:p>822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5050" calcext:value-type="float">
            <text:p>13475050</text:p>
          </table:table-cell>
          <table:table-cell table:formula="of:=[.E93]/[.D93]" office:value-type="float" office:value="822.451782226563" calcext:value-type="float">
            <text:p>822,4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8261" calcext:value-type="float">
            <text:p>26948261</text:p>
          </table:table-cell>
          <table:table-cell table:formula="of:=[.E94]/[.D94]" office:value-type="float" office:value="822.395660400391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09348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table:formula="of:=[.E97]/[.D97]" office:value-type="float" office:value="528" calcext:value-type="float">
            <text:p>5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table:formula="of:=[.E98]/[.D98]" office:value-type="float" office:value="491" calcext:value-type="float">
            <text:p>4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27" calcext:value-type="float">
            <text:p>1927</text:p>
          </table:table-cell>
          <table:table-cell table:formula="of:=[.E99]/[.D99]" office:value-type="float" office:value="481.75" calcext:value-type="float">
            <text:p>481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12" calcext:value-type="float">
            <text:p>3812</text:p>
          </table:table-cell>
          <table:table-cell table:formula="of:=[.E100]/[.D100]" office:value-type="float" office:value="476.5" calcext:value-type="float">
            <text:p>476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01]/[.D101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02]/[.D102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48" calcext:value-type="float">
            <text:p>30148</text:p>
          </table:table-cell>
          <table:table-cell table:formula="of:=[.E103]/[.D103]" office:value-type="float" office:value="471.0625" calcext:value-type="float">
            <text:p>471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82" calcext:value-type="float">
            <text:p>60282</text:p>
          </table:table-cell>
          <table:table-cell table:formula="of:=[.E104]/[.D104]" office:value-type="float" office:value="470.953125" calcext:value-type="float">
            <text:p>470,9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24" calcext:value-type="float">
            <text:p>120524</text:p>
          </table:table-cell>
          <table:table-cell table:formula="of:=[.E105]/[.D105]" office:value-type="float" office:value="470.796875" calcext:value-type="float">
            <text:p>47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12" calcext:value-type="float">
            <text:p>241012</text:p>
          </table:table-cell>
          <table:table-cell table:formula="of:=[.E106]/[.D106]" office:value-type="float" office:value="470.7265625" calcext:value-type="float">
            <text:p>470,7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07]/[.D107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09679" calcext:value-type="float">
            <text:p>1309679</text:p>
          </table:table-cell>
          <table:table-cell table:formula="of:=[.E108]/[.D108]" office:value-type="float" office:value="639.49169921875" calcext:value-type="float">
            <text:p>639,4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637697" calcext:value-type="float">
            <text:p>2637697</text:p>
          </table:table-cell>
          <table:table-cell table:formula="of:=[.E109]/[.D109]" office:value-type="float" office:value="643.96899414062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5" calcext:value-type="float">
            <text:p>5275385</text:p>
          </table:table-cell>
          <table:table-cell table:formula="of:=[.E110]/[.D110]" office:value-type="float" office:value="643.967895507813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42" calcext:value-type="float">
            <text:p>10550742</text:p>
          </table:table-cell>
          <table:table-cell table:formula="of:=[.E111]/[.D111]" office:value-type="float" office:value="643.966186523438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66" calcext:value-type="float">
            <text:p>21101466</text:p>
          </table:table-cell>
          <table:table-cell table:formula="of:=[.E112]/[.D112]" office:value-type="float" office:value="643.965637207031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09614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table:formula="of:=[.E115]/[.D115]" office:value-type="float" office:value="515" calcext:value-type="float">
            <text:p>51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70" calcext:value-type="float">
            <text:p>970</text:p>
          </table:table-cell>
          <table:table-cell table:formula="of:=[.E116]/[.D116]" office:value-type="float" office:value="485" calcext:value-type="float">
            <text:p>4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18" calcext:value-type="float">
            <text:p>1918</text:p>
          </table:table-cell>
          <table:table-cell table:formula="of:=[.E117]/[.D117]" office:value-type="float" office:value="479.5" calcext:value-type="float">
            <text:p>47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03" calcext:value-type="float">
            <text:p>3803</text:p>
          </table:table-cell>
          <table:table-cell table:formula="of:=[.E118]/[.D118]" office:value-type="float" office:value="475.375" calcext:value-type="float">
            <text:p>475,3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19]/[.D119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20]/[.D120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54" calcext:value-type="float">
            <text:p>30154</text:p>
          </table:table-cell>
          <table:table-cell table:formula="of:=[.E121]/[.D121]" office:value-type="float" office:value="471.15625" calcext:value-type="float">
            <text:p>471,1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69" calcext:value-type="float">
            <text:p>60269</text:p>
          </table:table-cell>
          <table:table-cell table:formula="of:=[.E122]/[.D122]" office:value-type="float" office:value="470.8515625" calcext:value-type="float">
            <text:p>47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40" calcext:value-type="float">
            <text:p>120540</text:p>
          </table:table-cell>
          <table:table-cell table:formula="of:=[.E123]/[.D123]" office:value-type="float" office:value="470.859375" calcext:value-type="float">
            <text:p>470,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09" calcext:value-type="float">
            <text:p>241009</text:p>
          </table:table-cell>
          <table:table-cell table:formula="of:=[.E124]/[.D124]" office:value-type="float" office:value="470.720703125" calcext:value-type="float">
            <text:p>47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25]/[.D125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963991" calcext:value-type="float">
            <text:p>963991</text:p>
          </table:table-cell>
          <table:table-cell table:formula="of:=[.E126]/[.D126]" office:value-type="float" office:value="470.69873046875" calcext:value-type="float">
            <text:p>470,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32391" calcext:value-type="float">
            <text:p>2332391</text:p>
          </table:table-cell>
          <table:table-cell table:formula="of:=[.E127]/[.D127]" office:value-type="float" office:value="569.431396484375" calcext:value-type="float">
            <text:p>569,4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8" calcext:value-type="float">
            <text:p>5275388</text:p>
          </table:table-cell>
          <table:table-cell table:formula="of:=[.E128]/[.D128]" office:value-type="float" office:value="643.9682617187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39" calcext:value-type="float">
            <text:p>10550739</text:p>
          </table:table-cell>
          <table:table-cell table:formula="of:=[.E129]/[.D129]" office:value-type="float" office:value="643.966003417969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88" calcext:value-type="float">
            <text:p>21101488</text:p>
          </table:table-cell>
          <table:table-cell table:formula="of:=[.E130]/[.D130]" office:value-type="float" office:value="643.96630859375" calcext:value-type="float">
            <text:p>643,97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xp-141314022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office:value-type="string" calcext:value-type="string">
            <text:p>Wolfdal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34]/[.D134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277" calcext:value-type="float">
            <text:p>2277</text:p>
          </table:table-cell>
          <table:table-cell table:formula="of:=[.E135]/[.D135]" office:value-type="float" office:value="1138.5" calcext:value-type="float">
            <text:p>1138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491" calcext:value-type="float">
            <text:p>4491</text:p>
          </table:table-cell>
          <table:table-cell table:formula="of:=[.E136]/[.D136]" office:value-type="float" office:value="1122.75" calcext:value-type="float">
            <text:p>1122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901" calcext:value-type="float">
            <text:p>8901</text:p>
          </table:table-cell>
          <table:table-cell table:formula="of:=[.E137]/[.D137]" office:value-type="float" office:value="1112.625" calcext:value-type="float">
            <text:p>1112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775" calcext:value-type="float">
            <text:p>17775</text:p>
          </table:table-cell>
          <table:table-cell table:formula="of:=[.E138]/[.D138]" office:value-type="float" office:value="1110.9375" calcext:value-type="float">
            <text:p>1110,9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5469" calcext:value-type="float">
            <text:p>35469</text:p>
          </table:table-cell>
          <table:table-cell table:formula="of:=[.E139]/[.D139]" office:value-type="float" office:value="1108.40625" calcext:value-type="float">
            <text:p>1108,4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70920" calcext:value-type="float">
            <text:p>70920</text:p>
          </table:table-cell>
          <table:table-cell table:formula="of:=[.E140]/[.D140]" office:value-type="float" office:value="1108.125" calcext:value-type="float">
            <text:p>1108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55421" calcext:value-type="float">
            <text:p>155421</text:p>
          </table:table-cell>
          <table:table-cell table:formula="of:=[.E141]/[.D141]" office:value-type="float" office:value="1214.2265625" calcext:value-type="float">
            <text:p>1214,2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71" calcext:value-type="float">
            <text:p>324171</text:p>
          </table:table-cell>
          <table:table-cell table:formula="of:=[.E142]/[.D142]" office:value-type="float" office:value="1266.29296875" calcext:value-type="float">
            <text:p>1266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79" calcext:value-type="float">
            <text:p>648279</text:p>
          </table:table-cell>
          <table:table-cell table:formula="of:=[.E143]/[.D143]" office:value-type="float" office:value="1266.169921875" calcext:value-type="float">
            <text:p>1266,1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504" calcext:value-type="float">
            <text:p>1296504</text:p>
          </table:table-cell>
          <table:table-cell table:formula="of:=[.E144]/[.D144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18" calcext:value-type="float">
            <text:p>2592918</text:p>
          </table:table-cell>
          <table:table-cell table:formula="of:=[.E145]/[.D145]" office:value-type="float" office:value="1266.0732421875" calcext:value-type="float">
            <text:p>1266,0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800" calcext:value-type="float">
            <text:p>5185800</text:p>
          </table:table-cell>
          <table:table-cell table:formula="of:=[.E146]/[.D146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555" calcext:value-type="float">
            <text:p>10371555</text:p>
          </table:table-cell>
          <table:table-cell table:formula="of:=[.E147]/[.D147]" office:value-type="float" office:value="1266.05895996094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3146" calcext:value-type="float">
            <text:p>20743146</text:p>
          </table:table-cell>
          <table:table-cell table:formula="of:=[.E148]/[.D148]" office:value-type="float" office:value="1266.06115722656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869" calcext:value-type="float">
            <text:p>41485869</text:p>
          </table:table-cell>
          <table:table-cell table:formula="of:=[.E149]/[.D149]" office:value-type="float" office:value="1266.04824829102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p-141314045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52]/[.D152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601" calcext:value-type="float">
            <text:p>2601</text:p>
          </table:table-cell>
          <table:table-cell table:formula="of:=[.E153]/[.D153]" office:value-type="float" office:value="1300.5" calcext:value-type="float">
            <text:p>130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130" calcext:value-type="float">
            <text:p>5130</text:p>
          </table:table-cell>
          <table:table-cell table:formula="of:=[.E154]/[.D154]" office:value-type="float" office:value="1282.5" calcext:value-type="float">
            <text:p>128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170" calcext:value-type="float">
            <text:p>10170</text:p>
          </table:table-cell>
          <table:table-cell table:formula="of:=[.E155]/[.D155]" office:value-type="float" office:value="1271.25" calcext:value-type="float">
            <text:p>1271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0322" calcext:value-type="float">
            <text:p>20322</text:p>
          </table:table-cell>
          <table:table-cell table:formula="of:=[.E156]/[.D156]" office:value-type="float" office:value="1270.125" calcext:value-type="float">
            <text:p>1270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0563" calcext:value-type="float">
            <text:p>40563</text:p>
          </table:table-cell>
          <table:table-cell table:formula="of:=[.E157]/[.D157]" office:value-type="float" office:value="1267.59375" calcext:value-type="float">
            <text:p>1267,5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1081" calcext:value-type="float">
            <text:p>81081</text:p>
          </table:table-cell>
          <table:table-cell table:formula="of:=[.E158]/[.D158]" office:value-type="float" office:value="1266.890625" calcext:value-type="float">
            <text:p>1266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62099" calcext:value-type="float">
            <text:p>162099</text:p>
          </table:table-cell>
          <table:table-cell table:formula="of:=[.E159]/[.D159]" office:value-type="float" office:value="1266.3984375" calcext:value-type="float">
            <text:p>1266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53" calcext:value-type="float">
            <text:p>324153</text:p>
          </table:table-cell>
          <table:table-cell table:formula="of:=[.E160]/[.D160]" office:value-type="float" office:value="1266.22265625" calcext:value-type="float">
            <text:p>1266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52" calcext:value-type="float">
            <text:p>648252</text:p>
          </table:table-cell>
          <table:table-cell table:formula="of:=[.E161]/[.D161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468" calcext:value-type="float">
            <text:p>1296468</text:p>
          </table:table-cell>
          <table:table-cell table:formula="of:=[.E162]/[.D162]" office:value-type="float" office:value="1266.08203125" calcext:value-type="float">
            <text:p>1266,0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00" calcext:value-type="float">
            <text:p>2592900</text:p>
          </table:table-cell>
          <table:table-cell table:formula="of:=[.E163]/[.D163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737" calcext:value-type="float">
            <text:p>5185737</text:p>
          </table:table-cell>
          <table:table-cell table:formula="of:=[.E164]/[.D164]" office:value-type="float" office:value="1266.04907226563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465" calcext:value-type="float">
            <text:p>10371465</text:p>
          </table:table-cell>
          <table:table-cell table:formula="of:=[.E165]/[.D165]" office:value-type="float" office:value="1266.04797363281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2822" calcext:value-type="float">
            <text:p>20742822</text:p>
          </table:table-cell>
          <table:table-cell table:formula="of:=[.E166]/[.D166]" office:value-type="float" office:value="1266.04138183594" calcext:value-type="float">
            <text:p>1266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455" calcext:value-type="float">
            <text:p>41485455</text:p>
          </table:table-cell>
          <table:table-cell table:formula="of:=[.E167]/[.D167]" office:value-type="float" office:value="1266.03561401367" calcext:value-type="float">
            <text:p>1266,04</text:p>
          </table:table-cell>
          <table:table-cell table:number-columns-repeated="1018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table-column table:style-name="co4" table:default-cell-style-name="Default"/>
        <table:table-column table:style-name="co3" table:default-cell-style-name="Default"/>
        <table:table-column table:style-name="co5" table:default-cell-style-name="ce6"/>
        <table:table-column table:style-name="co6" table:default-cell-style-name="ce6"/>
        <table:table-column table:style-name="co3" table:number-columns-repeated="1020" table:default-cell-style-name="Default"/>
        <table:table-row table:style-name="ro2">
          <table:table-cell table:style-name="ce1" office:value-type="string" calcext:value-type="string">
            <text:p>µarch</text:p>
          </table:table-cell>
          <table:table-cell table:style-name="ce1" office:value-type="string" calcext:value-type="string">
            <text:p>year</text:p>
          </table:table-cell>
          <table:table-cell table:style-name="ce5" office:value-type="string" calcext:value-type="string">
            <text:p>Latency, cycles</text:p>
          </table:table-cell>
          <table:table-cell table:style-name="ce5" office:value-type="string" calcext:value-type="string">
            <text:p>1/Throughput, cycles</text:p>
          </table:table-cell>
          <table:table-cell table:style-name="ce1" table:number-columns-repeated="1020"/>
        </table:table-row>
        <table:table-row table:style-name="ro2">
          <table:table-cell table:style-name="ce1" table:number-columns-repeated="2"/>
          <table:table-cell table:style-name="ce5" table:number-columns-repeated="2"/>
          <table:table-cell table:style-name="ce1" table:number-columns-repeated="1020"/>
        </table:table-row>
        <table:table-row table:style-name="ro2">
          <table:table-cell office:value-type="string" calcext:value-type="string">
            <text:p>Wolfdale</text:p>
          </table:table-cell>
          <table:table-cell office:value-type="float" office:value="2008" calcext:value-type="float">
            <text:p>2008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1100-117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halem</text:p>
          </table:table-cell>
          <table:table-cell office:value-type="float" office:value="2008" calcext:value-type="float">
            <text:p>20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dy Bridg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98-824-920</text:p>
          </table:table-cell>
          <table:table-cell office:value-type="string" calcext:value-type="string">
            <text:p>580-685-7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vy Bridge</text:p>
          </table:table-cell>
          <table:table-cell office:value-type="float" office:value="2012" calcext:value-type="float">
            <text:p>2012</text:p>
          </table:table-cell>
          <table:table-cell office:value-type="float" office:value="822" calcext:value-type="float">
            <text:p>822</text:p>
          </table:table-cell>
          <table:table-cell office:value-type="float" office:value="676" calcext:value-type="float">
            <text:p>6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swell</text:p>
          </table:table-cell>
          <table:table-cell office:value-type="float" office:value="2013" calcext:value-type="float">
            <text:p>2013</text:p>
          </table:table-cell>
          <table:table-cell office:value-type="float" office:value="644" calcext:value-type="float">
            <text:p>644</text:p>
          </table:table-cell>
          <table:table-cell office:value-type="float" office:value="471" calcext:value-type="float">
            <text:p>471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anks" table:style-name="ta1">
        <table:table-column table:style-name="co3" table:default-cell-style-name="Default"/>
        <table:table-row table:style-name="ro2">
          <table:table-cell office:value-type="string" calcext:value-type="string">
            <text:p>amk</text:p>
          </table:table-cell>
        </table:table-row>
        <table:table-row table:style-name="ro2">
          <table:table-cell office:value-type="string" calcext:value-type="string">
            <text:p>figoverk</text:p>
          </table:table-cell>
        </table:table-row>
        <table:table-row table:style-name="ro2">
          <table:table-cell office:value-type="string" calcext:value-type="string">
            <text:p>yulyug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.00.0000</text:date>, <text:time style:data-style-name="N2" text:time-value="12:50:53.9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14M31S</meta:editing-duration>
    <meta:editing-cycles>47</meta:editing-cycles>
    <meta:generator>LibreOffice/4.2.4.2$Windows_x86 LibreOffice_project/63150712c6d317d27ce2db16eb94c2f3d7b699f8</meta:generator>
    <dc:date>2014-10-13T12:51:16.630000000</dc:date>
    <dc:creator>Grigory Rechistov</dc:creator>
    <meta:document-statistic meta:table-count="3" meta:cell-count="491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0" chart:maximum="8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6.907cm" xlink:href=".." xlink:type="simple" chart:class="chart:scatter" chart:style-name="ch1">
        <chart:legend chart:legend-position="end" svg:x="13.767cm" svg:y="3.154cm" style:legend-expansion="high" chart:style-name="ch2"/>
        <chart:plot-area chart:style-name="ch3" table:cell-range-address="'Stage 1'.D4:'Stage 1'.D19 'Stage 1'.F4:'Stage 1'.F19" svg:x="0.77cm" svg:y="0.687cm" svg:width="12.357cm" svg:height="5.662cm">
          <chartooo:coordinate-region svg:x="1.577cm" svg:y="0.886cm" svg:width="10.993cm" svg:height="4.8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:'Stage 1'.F19" chart:class="chart:scatter">
            <chart:domain table:cell-range-address="'Stage 1'.D4:'Stage 1'.D19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:'Stage 1'.D19</svg:desc>
                </draw:g>
              </table:table-cell>
              <table:table-cell office:value-type="float" office:value="627">
                <text:p>627</text:p>
                <draw:g>
                  <svg:desc>'Stage 1'.F4:'Stage 1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81.8125">
                <text:p>581.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80.6875">
                <text:p>580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80.21875">
                <text:p>580.2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79.78125">
                <text:p>579.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79.65234375">
                <text:p>579.6523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579.650390625">
                <text:p>579.6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579.5400390625">
                <text:p>579.540039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579.52783203125">
                <text:p>579.5278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579.614990234375">
                <text:p>579.61499023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630.979248046875">
                <text:p>630.979248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697.571716308594">
                <text:p>697.571716308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697.570709228516">
                <text:p>697.570709228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maximum="9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128cm" xlink:href=".." xlink:type="simple" chart:class="chart:scatter" chart:style-name="ch1">
        <chart:legend chart:legend-position="end" svg:x="13.763cm" svg:y="3.016cm" style:legend-expansion="high" chart:style-name="ch2"/>
        <chart:plot-area chart:style-name="ch3" table:cell-range-address="'Stage 1'.D61:'Stage 1'.D76 'Stage 1'.F61:'Stage 1'.F76 'Stage 1'.F79:'Stage 1'.F94" svg:x="0.77cm" svg:y="0.703cm" svg:width="12.353cm" svg:height="5.863cm">
          <chartooo:coordinate-region svg:x="1.577cm" svg:y="0.902cm" svg:width="10.989cm" svg:height="5.0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61:'Stage 1'.F76" chart:class="chart:scatter">
            <chart:domain table:cell-range-address="'Stage 1'.D61:'Stage 1'.D76"/>
            <chart:data-point chart:repeated="16"/>
          </chart:series>
          <chart:series chart:style-name="ch8" chart:values-cell-range-address="'Stage 1'.F79:'Stage 1'.F94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61:'Stage 1'.D76</svg:desc>
                </draw:g>
              </table:table-cell>
              <table:table-cell office:value-type="float" office:value="714">
                <text:p>714</text:p>
                <draw:g>
                  <svg:desc>'Stage 1'.F61:'Stage 1'.F76</svg:desc>
                </draw:g>
              </table:table-cell>
              <table:table-cell office:value-type="float" office:value="732">
                <text:p>732</text:p>
                <draw:g>
                  <svg:desc>'Stage 1'.F79:'Stage 1'.F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9.5">
                <text:p>689.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98">
                <text:p>698</text:p>
              </table:table-cell>
              <table:table-cell office:value-type="float" office:value="690.25">
                <text:p>69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80.875">
                <text:p>680.875</text:p>
              </table:table-cell>
              <table:table-cell office:value-type="float" office:value="680.875">
                <text:p>68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3.5625">
                <text:p>683.5625</text:p>
              </table:table-cell>
              <table:table-cell office:value-type="float" office:value="679.5625">
                <text:p>679.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1.625">
                <text:p>681.625</text:p>
              </table:table-cell>
              <table:table-cell office:value-type="float" office:value="681.71875">
                <text:p>681.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0.71875">
                <text:p>680.71875</text:p>
              </table:table-cell>
              <table:table-cell office:value-type="float" office:value="677.328125">
                <text:p>677.32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0.390625">
                <text:p>680.390625</text:p>
              </table:table-cell>
              <table:table-cell office:value-type="float" office:value="680.890625">
                <text:p>680.89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76.91015625">
                <text:p>676.91015625</text:p>
              </table:table-cell>
              <table:table-cell office:value-type="float" office:value="680.14453125">
                <text:p>680.1445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76.46484375">
                <text:p>676.46484375</text:p>
              </table:table-cell>
              <table:table-cell office:value-type="float" office:value="676.5234375">
                <text:p>676.523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76.41796875">
                <text:p>676.41796875</text:p>
              </table:table-cell>
              <table:table-cell office:value-type="float" office:value="679.72265625">
                <text:p>679.722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85.27978515625">
                <text:p>785.27978515625</text:p>
              </table:table-cell>
              <table:table-cell office:value-type="float" office:value="677.5048828125">
                <text:p>677.504882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2.397216796875">
                <text:p>822.397216796875</text:p>
              </table:table-cell>
              <table:table-cell office:value-type="float" office:value="767.66357421875">
                <text:p>767.663574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2.391235351562">
                <text:p>822.391235351562</text:p>
              </table:table-cell>
              <table:table-cell office:value-type="float" office:value="822.287109375">
                <text:p>822.2871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2.387145996094">
                <text:p>822.387145996094</text:p>
              </table:table-cell>
              <table:table-cell office:value-type="float" office:value="822.451782226563">
                <text:p>822.451782226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2.38623046875">
                <text:p>822.38623046875</text:p>
              </table:table-cell>
              <table:table-cell office:value-type="float" office:value="822.395660400391">
                <text:p>822.395660400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0" chart:maximum="7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6.982cm" xlink:href=".." xlink:type="simple" chart:class="chart:scatter" chart:style-name="ch1">
        <chart:legend chart:legend-position="end" svg:x="13.756cm" svg:y="2.943cm" style:legend-expansion="high" chart:style-name="ch2"/>
        <chart:plot-area chart:style-name="ch3" table:cell-range-address="'Stage 1'.D97:'Stage 1'.D112 'Stage 1'.F97:'Stage 1'.F112 'Stage 1'.F115:'Stage 1'.F130" svg:x="0.769cm" svg:y="0.691cm" svg:width="12.349cm" svg:height="5.732cm">
          <chartooo:coordinate-region svg:x="1.576cm" svg:y="0.89cm" svg:width="10.985cm" svg:height="4.8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97:'Stage 1'.F112" chart:class="chart:scatter">
            <chart:domain table:cell-range-address="'Stage 1'.D97:'Stage 1'.D112"/>
            <chart:data-point chart:repeated="16"/>
          </chart:series>
          <chart:series chart:style-name="ch8" chart:values-cell-range-address="'Stage 1'.F115:'Stage 1'.F130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97:'Stage 1'.D112</svg:desc>
                </draw:g>
              </table:table-cell>
              <table:table-cell office:value-type="float" office:value="528">
                <text:p>528</text:p>
                <draw:g>
                  <svg:desc>'Stage 1'.F97:'Stage 1'.F112</svg:desc>
                </draw:g>
              </table:table-cell>
              <table:table-cell office:value-type="float" office:value="515">
                <text:p>515</text:p>
                <draw:g>
                  <svg:desc>'Stage 1'.F115:'Stage 1'.F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1">
                <text:p>49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81.75">
                <text:p>481.75</text:p>
              </table:table-cell>
              <table:table-cell office:value-type="float" office:value="479.5">
                <text:p>47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76.5">
                <text:p>476.5</text:p>
              </table:table-cell>
              <table:table-cell office:value-type="float" office:value="475.375">
                <text:p>475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73.125">
                <text:p>473.125</text:p>
              </table:table-cell>
              <table:table-cell office:value-type="float" office:value="473.125">
                <text:p>473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71.6875">
                <text:p>471.6875</text:p>
              </table:table-cell>
              <table:table-cell office:value-type="float" office:value="471.6875">
                <text:p>471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471.0625">
                <text:p>471.0625</text:p>
              </table:table-cell>
              <table:table-cell office:value-type="float" office:value="471.15625">
                <text:p>471.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470.953125">
                <text:p>470.953125</text:p>
              </table:table-cell>
              <table:table-cell office:value-type="float" office:value="470.8515625">
                <text:p>470.8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470.796875">
                <text:p>470.796875</text:p>
              </table:table-cell>
              <table:table-cell office:value-type="float" office:value="470.859375">
                <text:p>470.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470.7265625">
                <text:p>470.7265625</text:p>
              </table:table-cell>
              <table:table-cell office:value-type="float" office:value="470.720703125">
                <text:p>470.72070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470.708984375">
                <text:p>470.708984375</text:p>
              </table:table-cell>
              <table:table-cell office:value-type="float" office:value="470.708984375">
                <text:p>470.70898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639.49169921875">
                <text:p>639.49169921875</text:p>
              </table:table-cell>
              <table:table-cell office:value-type="float" office:value="470.69873046875">
                <text:p>470.698730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643.968994140625">
                <text:p>643.968994140625</text:p>
              </table:table-cell>
              <table:table-cell office:value-type="float" office:value="569.431396484375">
                <text:p>569.431396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643.967895507813">
                <text:p>643.967895507813</text:p>
              </table:table-cell>
              <table:table-cell office:value-type="float" office:value="643.96826171875">
                <text:p>643.968261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643.966186523438">
                <text:p>643.966186523438</text:p>
              </table:table-cell>
              <table:table-cell office:value-type="float" office:value="643.966003417969">
                <text:p>643.9660034179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643.965637207031">
                <text:p>643.965637207031</text:p>
              </table:table-cell>
              <table:table-cell office:value-type="float" office:value="643.96630859375">
                <text:p>643.96630859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7.261cm" xlink:href=".." xlink:type="simple" chart:class="chart:scatter" chart:style-name="ch1">
        <chart:legend chart:legend-position="end" svg:x="13.763cm" svg:y="3.331cm" style:legend-expansion="high" chart:style-name="ch2"/>
        <chart:plot-area chart:style-name="ch3" table:cell-range-address="'Stage 1'.D22:'Stage 1'.D37 'Stage 1'.F22:'Stage 1'.F37" svg:x="0.77cm" svg:y="0.715cm" svg:width="12.353cm" svg:height="5.981cm">
          <chartooo:coordinate-region svg:x="1.577cm" svg:y="0.914cm" svg:width="10.989cm" svg:height="5.1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22:'Stage 1'.F37" chart:class="chart:scatter">
            <chart:domain table:cell-range-address="'Stage 1'.D22:'Stage 1'.D3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22:'Stage 1'.D37</svg:desc>
                </draw:g>
              </table:table-cell>
              <table:table-cell office:value-type="float" office:value="719">
                <text:p>719</text:p>
                <draw:g>
                  <svg:desc>'Stage 1'.F22:'Stage 1'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91.5">
                <text:p>69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7.75">
                <text:p>687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5.75">
                <text:p>685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5.359375">
                <text:p>685.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4.8984375">
                <text:p>684.8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84.640625">
                <text:p>684.64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84.50390625">
                <text:p>684.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84.466796875">
                <text:p>684.4667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64.9033203125">
                <text:p>764.903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3.87646484375">
                <text:p>823.87646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3.869873046875">
                <text:p>823.869873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3.868408203125">
                <text:p>823.86840820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3.867156982422">
                <text:p>823.8671569824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63cm" svg:y="4.201cm" style:legend-expansion="high" chart:style-name="ch2"/>
        <chart:plot-area chart:style-name="ch3" table:cell-range-address="'Stage 1'.D40:'Stage 1'.D55 'Stage 1'.F40:'Stage 1'.F55" svg:x="0.77cm" svg:y="0.855cm" svg:width="12.353cm" svg:height="7.545cm">
          <chartooo:coordinate-region svg:x="1.577cm" svg:y="1.054cm" svg:width="10.989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0:'Stage 1'.F55" chart:class="chart:scatter">
            <chart:domain table:cell-range-address="'Stage 1'.D40:'Stage 1'.D55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0:'Stage 1'.D55</svg:desc>
                </draw:g>
              </table:table-cell>
              <table:table-cell office:value-type="float" office:value="832">
                <text:p>832</text:p>
                <draw:g>
                  <svg:desc>'Stage 1'.F40:'Stage 1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71.5">
                <text:p>77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68.25">
                <text:p>768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66.75">
                <text:p>766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65.75">
                <text:p>765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765.5">
                <text:p>76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765.296875">
                <text:p>765.2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838.9921875">
                <text:p>838.99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920.84765625">
                <text:p>920.847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920.80859375">
                <text:p>920.808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920.80078125">
                <text:p>920.800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920.79638671875">
                <text:p>920.796386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920.7939453125">
                <text:p>920.793945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920.792724609375">
                <text:p>920.792724609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6.902cm" xlink:href=".." xlink:type="simple" chart:class="chart:scatter" chart:style-name="ch1">
        <chart:legend chart:legend-position="end" svg:x="13.756cm" svg:y="2.903cm" style:legend-expansion="high" chart:style-name="ch2"/>
        <chart:plot-area chart:style-name="ch3" table:cell-range-address="'Stage 1'.D134:'Stage 1'.D149 'Stage 1'.F134:'Stage 1'.F149 'Stage 1'.F152:'Stage 1'.F167" svg:x="0.769cm" svg:y="0.687cm" svg:width="12.349cm" svg:height="5.657cm">
          <chartooo:coordinate-region svg:x="1.761cm" svg:y="0.887cm" svg:width="10.8cm" svg:height="4.8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134:'Stage 1'.F149" chart:class="chart:scatter">
            <chart:domain table:cell-range-address="'Stage 1'.D134:'Stage 1'.D149"/>
            <chart:data-point chart:repeated="16"/>
          </chart:series>
          <chart:series chart:style-name="ch8" chart:values-cell-range-address="'Stage 1'.F152:'Stage 1'.F167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134:'Stage 1'.D149</svg:desc>
                </draw:g>
              </table:table-cell>
              <table:table-cell office:value-type="float" office:value="1170">
                <text:p>1170</text:p>
                <draw:g>
                  <svg:desc>'Stage 1'.F134:'Stage 1'.F149</svg:desc>
                </draw:g>
              </table:table-cell>
              <table:table-cell office:value-type="float" office:value="1170">
                <text:p>1170</text:p>
                <draw:g>
                  <svg:desc>'Stage 1'.F152:'Stage 1'.F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38.5">
                <text:p>1138.5</text:p>
              </table:table-cell>
              <table:table-cell office:value-type="float" office:value="1300.5">
                <text:p>130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22.75">
                <text:p>1122.75</text:p>
              </table:table-cell>
              <table:table-cell office:value-type="float" office:value="1282.5">
                <text:p>128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112.625">
                <text:p>1112.625</text:p>
              </table:table-cell>
              <table:table-cell office:value-type="float" office:value="1271.25">
                <text:p>127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110.9375">
                <text:p>1110.9375</text:p>
              </table:table-cell>
              <table:table-cell office:value-type="float" office:value="1270.125">
                <text:p>1270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108.40625">
                <text:p>1108.40625</text:p>
              </table:table-cell>
              <table:table-cell office:value-type="float" office:value="1267.59375">
                <text:p>1267.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108.125">
                <text:p>1108.125</text:p>
              </table:table-cell>
              <table:table-cell office:value-type="float" office:value="1266.890625">
                <text:p>1266.89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14.2265625">
                <text:p>1214.2265625</text:p>
              </table:table-cell>
              <table:table-cell office:value-type="float" office:value="1266.3984375">
                <text:p>1266.3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266.29296875">
                <text:p>1266.29296875</text:p>
              </table:table-cell>
              <table:table-cell office:value-type="float" office:value="1266.22265625">
                <text:p>1266.2226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266.169921875">
                <text:p>1266.169921875</text:p>
              </table:table-cell>
              <table:table-cell office:value-type="float" office:value="1266.1171875">
                <text:p>1266.11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66.1171875">
                <text:p>1266.1171875</text:p>
              </table:table-cell>
              <table:table-cell office:value-type="float" office:value="1266.08203125">
                <text:p>1266.0820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1266.0732421875">
                <text:p>1266.0732421875</text:p>
              </table:table-cell>
              <table:table-cell office:value-type="float" office:value="1266.064453125">
                <text:p>1266.06445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1266.064453125">
                <text:p>1266.064453125</text:p>
              </table:table-cell>
              <table:table-cell office:value-type="float" office:value="1266.04907226563">
                <text:p>1266.04907226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1266.05895996094">
                <text:p>1266.05895996094</text:p>
              </table:table-cell>
              <table:table-cell office:value-type="float" office:value="1266.04797363281">
                <text:p>1266.04797363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1266.06115722656">
                <text:p>1266.06115722656</text:p>
              </table:table-cell>
              <table:table-cell office:value-type="float" office:value="1266.04138183594">
                <text:p>1266.04138183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1266.04824829102">
                <text:p>1266.04824829102</text:p>
              </table:table-cell>
              <table:table-cell office:value-type="float" office:value="1266.03561401367">
                <text:p>1266.035614013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